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T18" style:parent-style-name="Fonteparág.padrão" style:family="text">
      <style:text-properties fo:font-size="12pt" style:font-size-asian="12pt"/>
    </style:style>
    <style:style style:name="P19" style:parent-style-name="ParágrafodaLista" style:list-style-name="LFO1" style:family="paragraph">
      <style:text-properties fo:font-size="12pt" style:font-size-asian="12pt"/>
    </style:style>
    <style:style style:name="P20" style:parent-style-name="ParágrafodaLista" style:list-style-name="LFO1" style:family="paragraph">
      <style:text-properties fo:font-size="12pt" style:font-size-asian="12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2pt" style:font-size-asian="12pt"/>
    </style:style>
    <style:style style:name="P23" style:parent-style-name="ParágrafodaLista" style:list-style-name="LFO2" style:family="paragraph">
      <style:text-properties fo:font-size="12pt" style:font-size-asian="12pt"/>
    </style:style>
    <style:style style:name="P24" style:parent-style-name="ParágrafodaLista" style:list-style-name="LFO2" style:family="paragraph">
      <style:text-properties fo:font-size="12pt" style:font-size-asian="12pt"/>
    </style:style>
    <style:style style:name="P25" style:parent-style-name="ParágrafodaLista" style:list-style-name="LFO2" style:family="paragraph">
      <style:text-properties fo:font-size="12pt" style:font-size-asian="12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2pt" style:font-size-asian="12pt"/>
    </style:style>
    <style:style style:name="P28" style:parent-style-name="ParágrafodaLista" style:list-style-name="LFO3" style:family="paragraph">
      <style:text-properties fo:font-size="12pt" style:font-size-asian="12pt"/>
    </style:style>
    <style:style style:name="P29" style:parent-style-name="ParágrafodaLista" style:list-style-name="LFO3" style:family="paragraph">
      <style:text-properties fo:font-size="12pt" style:font-size-asian="12pt"/>
    </style:style>
    <style:style style:name="P30" style:parent-style-name="ParágrafodaLista" style:list-style-name="LFO3" style:family="paragraph">
      <style:text-properties fo:font-size="12pt" style:font-size-asian="12pt"/>
    </style:style>
    <style:style style:name="T31" style:parent-style-name="Fonteparág.padrão" style:family="text">
      <style:text-properties fo:font-size="14pt" style:font-size-asian="14pt"/>
    </style:style>
    <style:style style:name="T32" style:parent-style-name="Fonteparág.padrão" style:family="text">
      <style:text-properties fo:font-size="12pt" style:font-size-asian="12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ParágrafodaLista" style:list-style-name="LFO4" style:family="paragraph">
      <style:text-properties fo:font-size="12pt" style:font-size-asian="12pt"/>
    </style:style>
    <style:style style:name="P35" style:parent-style-name="ParágrafodaLista" style:list-style-name="LFO4" style:family="paragraph">
      <style:text-properties fo:font-size="12pt" style:font-size-asian="12pt"/>
    </style:style>
    <style:style style:name="P36" style:parent-style-name="ParágrafodaLista" style:list-style-name="LFO4" style:family="paragraph">
      <style:text-properties fo:font-size="12pt" style:font-size-asian="12pt"/>
    </style:style>
    <style:style style:name="P37" style:parent-style-name="ParágrafodaLista" style:list-style-name="LFO4" style:family="paragraph">
      <style:text-properties fo:font-size="12pt" style:font-size-asian="12pt"/>
    </style:style>
    <style:style style:name="P38" style:parent-style-name="ParágrafodaLista" style:list-style-name="LFO4" style:family="paragraph">
      <style:text-properties fo:font-size="12pt" style:font-size-asian="12pt"/>
    </style:style>
    <style:style style:name="P39" style:parent-style-name="ParágrafodaLista" style:list-style-name="LFO4" style:family="paragraph">
      <style:text-properties fo:font-size="12pt" style:font-size-asian="12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2pt" style:font-size-asian="12pt"/>
    </style:style>
    <style:style style:name="P42" style:parent-style-name="ParágrafodaLista" style:list-style-name="LFO5" style:family="paragraph">
      <style:text-properties fo:font-size="12pt" style:font-size-asian="12pt"/>
    </style:style>
    <style:style style:name="P43" style:parent-style-name="ParágrafodaLista" style:list-style-name="LFO5" style:family="paragraph">
      <style:text-properties fo:font-size="12pt" style:font-size-asian="12pt"/>
    </style:style>
    <style:style style:name="P44" style:parent-style-name="ParágrafodaLista" style:list-style-name="LFO5" style:family="paragraph">
      <style:text-properties fo:font-size="12pt" style:font-size-asian="12pt"/>
    </style:style>
    <style:style style:name="T45" style:parent-style-name="Fonteparág.padrão" style:family="text">
      <style:text-properties fo:font-size="14pt" style:font-size-asian="14pt"/>
    </style:style>
    <style:style style:name="T46" style:parent-style-name="Fonteparág.padrão" style:family="text">
      <style:text-properties fo:font-size="14pt" style:font-size-asian="14pt"/>
    </style:style>
    <style:style style:name="T47" style:parent-style-name="Fonteparág.padrão" style:family="text">
      <style:text-properties fo:font-size="14pt" style:font-size-asian="14pt"/>
    </style:style>
    <style:style style:name="T48" style:parent-style-name="Fonteparág.padrão" style:family="text">
      <style:text-properties fo:font-size="12pt" style:font-size-asian="12pt"/>
    </style:style>
    <style:style style:name="P49" style:parent-style-name="ParágrafodaLista" style:list-style-name="LFO6" style:family="paragraph">
      <style:text-properties fo:font-size="12pt" style:font-size-asian="12pt"/>
    </style:style>
    <style:style style:name="P50" style:parent-style-name="ParágrafodaLista" style:list-style-name="LFO6" style:family="paragraph">
      <style:text-properties fo:font-size="12pt" style:font-size-asian="12pt"/>
    </style:style>
    <style:style style:name="P51" style:parent-style-name="ParágrafodaLista" style:list-style-name="LFO6" style:family="paragraph">
      <style:text-properties fo:font-size="12pt" style:font-size-asian="12pt"/>
    </style:style>
    <style:style style:name="T52" style:parent-style-name="Fonteparág.padrão" style:family="text">
      <style:text-properties fo:font-size="14pt" style:font-size-asian="14pt"/>
    </style:style>
    <style:style style:name="T53" style:parent-style-name="Fonteparág.padrão" style:family="text">
      <style:text-properties fo:font-size="12pt" style:font-size-asian="12pt"/>
    </style:style>
    <style:style style:name="T54" style:parent-style-name="Fonteparág.padrão" style:family="text">
      <style:text-properties fo:font-size="12pt" style:font-size-asian="12pt"/>
    </style:style>
    <style:style style:name="P55" style:parent-style-name="ParágrafodaLista" style:list-style-name="LFO7" style:family="paragraph">
      <style:text-properties fo:font-size="12pt" style:font-size-asian="12pt"/>
    </style:style>
    <style:style style:name="P56" style:parent-style-name="ParágrafodaLista" style:list-style-name="LFO7" style:family="paragraph">
      <style:text-properties fo:font-size="12pt" style:font-size-asian="12pt"/>
    </style:style>
    <style:style style:name="P57" style:parent-style-name="ParágrafodaLista" style:list-style-name="LFO7" style:family="paragraph">
      <style:text-properties fo:font-size="12pt" style:font-size-asian="12pt"/>
    </style:style>
    <style:style style:name="P58" style:parent-style-name="ParágrafodaLista" style:list-style-name="LFO7" style:family="paragraph">
      <style:text-properties fo:font-size="12pt" style:font-size-asian="12pt"/>
    </style:style>
    <style:style style:name="P59" style:parent-style-name="ParágrafodaLista" style:list-style-name="LFO7" style:family="paragraph">
      <style:text-properties fo:font-size="12pt" style:font-size-asian="12pt"/>
    </style:style>
    <style:style style:name="P60" style:parent-style-name="ParágrafodaLista" style:list-style-name="LFO7" style:family="paragraph">
      <style:text-properties fo:font-size="12pt" style:font-size-asian="12pt"/>
    </style:style>
    <style:style style:name="P6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2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3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4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5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6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7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8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9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4pt" style:font-size-asian="14pt"/>
    </style:style>
    <style:style style:name="P70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71" style:parent-style-name="Normal" style:family="paragraph">
      <style:text-properties fo:font-size="12pt" style:font-size-asian="12pt"/>
    </style:style>
    <style:style style:name="P72" style:parent-style-name="Normal" style:family="paragraph">
      <style:text-properties fo:font-size="12pt" style:font-size-asian="12pt"/>
    </style:style>
    <style:style style:name="T73" style:parent-style-name="Fonteparág.padrão" style:family="text">
      <style:text-properties fo:font-size="12pt" style:font-size-asian="12pt"/>
    </style:style>
    <style:style style:name="T74" style:parent-style-name="Fonteparág.padrão" style:family="text">
      <style:text-properties fo:font-size="12pt" style:font-size-asian="12pt"/>
    </style:style>
    <style:style style:name="P75" style:parent-style-name="ParágrafodaLista" style:list-style-name="LFO8" style:family="paragraph"/>
    <style:style style:name="T76" style:parent-style-name="Fonteparág.padrão" style:family="text">
      <style:text-properties fo:font-size="12pt" style:font-size-asian="12pt"/>
    </style:style>
    <style:style style:name="T77" style:parent-style-name="Hyperlink" style:family="text">
      <style:text-properties fo:font-size="12pt" style:font-size-asian="12pt"/>
    </style:style>
    <style:style style:name="T78" style:parent-style-name="Fonteparág.padrão" style:family="text">
      <style:text-properties fo:font-size="12pt" style:font-size-asian="12pt"/>
    </style:style>
    <style:style style:name="P79" style:parent-style-name="ParágrafodaLista" style:list-style-name="LFO8" style:family="paragraph">
      <style:text-properties fo:font-size="12pt" style:font-size-asian="12pt"/>
    </style:style>
    <style:style style:name="P80" style:parent-style-name="ParágrafodaLista" style:list-style-name="LFO8" style:family="paragraph">
      <style:text-properties fo:font-size="12pt" style:font-size-asian="12pt"/>
    </style:style>
    <style:style style:name="P81" style:parent-style-name="ParágrafodaLista" style:list-style-name="LFO8" style:family="paragraph">
      <style:text-properties fo:font-size="12pt" style:font-size-asian="12pt"/>
    </style:style>
    <style:style style:name="P82" style:parent-style-name="ParágrafodaLista" style:list-style-name="LFO8" style:family="paragraph">
      <style:text-properties fo:font-size="12pt" style:font-size-asian="12pt"/>
    </style:style>
    <style:style style:name="P83" style:parent-style-name="ParágrafodaLista" style:list-style-name="LFO8" style:family="paragraph">
      <style:text-properties fo:font-size="12pt" style:font-size-asian="12pt"/>
    </style:style>
    <style:style style:name="P84" style:parent-style-name="ParágrafodaLista" style:list-style-name="LFO8" style:family="paragraph">
      <style:text-properties fo:font-size="12pt" style:font-size-asian="12pt"/>
    </style:style>
    <style:style style:name="P85" style:parent-style-name="ParágrafodaLista" style:list-style-name="LFO8" style:family="paragraph">
      <style:text-properties fo:font-size="12pt" style:font-size-asian="12pt"/>
    </style:style>
    <style:style style:name="P86" style:parent-style-name="ParágrafodaLista" style:list-style-name="LFO8" style:family="paragraph"/>
    <style:style style:name="T87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 – 2018/2 - UFRGS</text:p>
      <text:p text:style-name="P6"/>
      <text:p text:style-name="P7">Introdução</text:p>
      <text:p text:style-name="P8"><text:tab/>Este documento descreve o nosso<text:s/>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<text:s/>janela é fechada. Dentro deste while, é primeiro testado se o evento de fechar a janela ocorreu, e depois a lógica de cada quadro é descrita. Depois da parte lógica, para desenhar na janela, usa-se a função sfRenderWindow_clear(...) para limpar tudo o que<text:s/>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 é chamada a função gameMenu(...),<text:s/>que exibe o menu. No menu, há 3 botões, que levam a outras funções chamadas “layouts”, cada uma responsável pela exibição de um layout gráfico: layoutStage, o layout dos níveis,<text:s/><text:soft-page-break/>layout_Highscores, o layout de ranking e layout_Credits, o layout para mostrar os créditos. Em cada layout há um loop de desenho, e uma condição para fechar este loop. Somente o loop do gameMenu só termina quando a janela é fechada, e em todos os loops é checado se o botão de fechar a janela foi clicada.</text:p>
      <text:p text:style-name="P15">Estruturas</text:p>
      <text:p text:style-name="Normal"><text:span text:style-name="T16">TYPE_BUTTON –<text:s/></text:span><text:span text:style-name="T17">ti</text:span><text:span text:style-name="T18">po que descreve um botão.</text:span></text:p>
      <text:list text:style-name="LFO1" text:continue-numbering="true">
        <text:list-item>
          <text:p text:style-name="P19">sfText* text – texto do botão;</text:p>
        </text:list-item>
        <text:list-item>
          <text:p text:style-name="P20">sfRectangleShape* base – retângulo clicável onde fica o texto.</text:p>
        </text:list-item>
      </text:list>
      <text:p text:style-name="Normal"><text:span text:style-name="T21">TYPE_MENU –<text:s/></text:span><text:span text:style-name="T22">tipo que guarda os elementos de menu.</text:span></text:p>
      <text:list text:style-name="LFO2" text:continue-numbering="true">
        <text:list-item>
          <text:p text:style-name="P23">sfFont* font – fonte de texto;</text:p>
        </text:list-item>
        <text:list-item>
          <text:p text:style-name="P24">sfText* megamaniaLogo – texto, a “logo” do nosso jogo;</text:p>
        </text:list-item>
        <text:list-item>
          <text:p text:style-name="P25">TYPE_BUTTON buttons[3] – array dos 3 botões do menu.</text:p>
        </text:list-item>
      </text:list>
      <text:p text:style-name="Normal"><text:span text:style-name="T26">TYPE_FIRE –<text:s/></text:span><text:span text:style-name="T27">tipo que descreve todos os tiros dos inimigos.</text:span></text:p>
      <text:list text:style-name="LFO3" text:continue-numbering="true">
        <text:list-item>
          <text:p text:style-name="P28">int<text:s/>isOnScreen<text:s/>– se está ativo ou não;</text:p>
        </text:list-item>
        <text:list-item>
          <text:p text:style-name="P29">float posX – posição X na tela;</text:p>
        </text:list-item>
        <text:list-item>
          <text:p text:style-name="P30">float posY – posição Y na tela.</text:p>
        </text:list-item>
      </text:list>
      <text:p text:style-name="Normal"><text:span text:style-name="T31">TYPE_ENEMIES –<text:s/></text:span><text:span text:style-name="T32">Estrutura que descreve um inimig</text:span><text:span text:style-name="T33">o. Possui as posições X e Y, a posição inicial na tela, uma cor, um TYPE_FIRE e uma flag que diz se está vivo ou não.</text:span></text:p>
      <text:list text:style-name="LFO4" text:continue-numbering="true">
        <text:list-item>
          <text:p text:style-name="P34">float posX – posição X na tela;</text:p>
        </text:list-item>
        <text:list-item>
          <text:p text:style-name="P35">float posY – posição Y na tela;</text:p>
        </text:list-item>
        <text:list-item>
          <text:p text:style-name="P36">sfVector2f initialPos – posição inicial do inimigo na tela;</text:p>
        </text:list-item>
        <text:list-item>
          <text:p text:style-name="P37">int color – cor do inimigo;</text:p>
        </text:list-item>
        <text:list-item>
          <text:p text:style-name="P38">int<text:s/>isAlive<text:s/>– está vivo ou não;</text:p>
        </text:list-item>
        <text:list-item>
          <text:p text:style-name="P39">TYPE_FIRE fire – tiro do inimigo.</text:p>
        </text:list-item>
      </text:list>
      <text:p text:style-name="Normal"><text:span text:style-name="T40">TYPE_PLAYERSHIP –<text:s/></text:span><text:span text:style-name="T41">Estrutura que descreve o jogador.</text:span></text:p>
      <text:list text:style-name="LFO5" text:continue-numbering="true">
        <text:list-item>
          <text:p text:style-name="P42">sfSprite* shipSprite - Sprite para desenhar na tela;</text:p>
        </text:list-item>
        <text:list-item>
          <text:p text:style-name="P43">float posX – posição X na tela;</text:p>
        </text:list-item>
        <text:list-item>
          <text:p text:style-name="P44">float posY – posição Y na tela.</text:p>
        </text:list-item>
      </text:list>
      <text:p text:style-name="Normal"><text:span text:style-name="T45">TYPE_</text:span><text:span text:style-name="T46">GAMEOBJECTS</text:span><text:span text:style-name="T47"><text:s/>–<text:s/></text:span><text:span text:style-name="T48">Estrutura que guarda todas as Sprites, a nave do jogador e os inimigos do jogo.</text:span></text:p>
      <text:soft-page-break/>
      <text:list text:style-name="LFO6" text:continue-numbering="true">
        <text:list-item>
          <text:p text:style-name="P49">Múltiplas sfSprite* - Sprites do jogo;</text:p>
        </text:list-item>
        <text:list-item>
          <text:p text:style-name="P50">TYPE_PLAYERSHIP ship – nave do jogador;</text:p>
        </text:list-item>
        <text:list-item>
          <text:p text:style-name="P51">TYPE_ENEMIES enemies[] – array de inimigos.</text:p>
        </text:list-item>
      </text:list>
      <text:p text:style-name="Normal"><text:span text:style-name="T52">TYPE_LEVEL –</text:span><text:span text:style-name="T53"><text:s/>Estrutura que guarda v</text:span><text:span text:style-name="T54">arias variáveis uteis, relacionadas à lógica de cada nível.</text:span></text:p>
      <text:list text:style-name="LFO7" text:continue-numbering="true">
        <text:list-item>
          <text:p text:style-name="P55">char* mapName – nome do mapa;</text:p>
        </text:list-item>
        <text:list-item>
          <text:p text:style-name="P56">int levelSpeed – velocidade (dificuldade) do nível;</text:p>
        </text:list-item>
        <text:list-item>
          <text:p text:style-name="P57">char Direction – direção para onde os inimigos andam (‘r’ – direita, ‘l’ – esquerda ou ‘b’ – ambos);</text:p>
        </text:list-item>
        <text:list-item>
          <text:p text:style-name="P58">int<text:s/>numberEnemies – número de inimigos no nível;</text:p>
        </text:list-item>
        <text:list-item>
          <text:p text:style-name="P59">int paused – flag, se está ou não pausado;</text:p>
        </text:list-item>
        <text:list-item>
          <text:p text:style-name="P60">float lastShot – à quantos segundos um inimigo atirou (para controlar a frequência).</text:p>
        </text:list-item>
      </text:list>
      <text:p text:style-name="P61">Arquivos</text:p>
      <text:list text:style-name="LFO9" text:continue-numbering="true">
        <text:list-item>
          <text:p text:style-name="P62">main.c – Onde fica o main(), a função inicial que é executada quando o jogo é iniciado</text:p>
        </text:list-item>
        <text:list-item>
          <text:p text:style-name="P63">enemies.c e .h – Arquivos que descrevem as funções relacionadas aos inimigos, com o prefixo “Enemies_”.</text:p>
        </text:list-item>
        <text:list-item>
          <text:p text:style-name="P64">layout.c e .h – Descrevem as “funções layout” e outras funções relacionadas aos layouts, todas com o prefixo “Layout_”.</text:p>
        </text:list-item>
        <text:list-item>
          <text:p text:style-name="P65">score.c e .h – Descrevem funções relacionadas ao score de cada jogo. São precedidas pelo prefixo “Score_”.</text:p>
        </text:list-item>
        <text:list-item>
          <text:p text:style-name="P66">utility.c e .h – Descrevem funções úteis variadas. São<text:s/>precedidas pelo prefixo “Utility_”</text:p>
        </text:list-item>
        <text:list-item>
          <text:p text:style-name="P67">sprite.c e .h – Descrevem funções relacionadas aos Sprites, tanto para lidar com sprites como funções para desenhar elementos gráficos específicos.</text:p>
        </text:list-item>
        <text:list-item>
          <text:p text:style-name="P68">global.h e .c – Onde são declaradas as estruturas e variáveis globais usadas no programa. Também é onde são definidas constantes e incluídas algumas bibliotecas padrão do C.</text:p>
        </text:list-item>
      </text:list>
      <text:p text:style-name="P69"/>
      <text:soft-page-break/>
      <text:p text:style-name="P70">Instruções</text:p>
      <text:p text:style-name="P71"><text:tab/>Para executar o jogo a partir da pasta do projeto, basta entrar no diretório /bin/Debug, onde consta o executável do jogo, “megamania.exe”.</text:p>
      <text:p text:style-name="P72"><text:tab/>Para abrir o projeto no Code::Blocks, deve-se abrir o projeto megamania.cbp, clicar em “rebuild”, e então rodar o programa, caso desejado.</text:p>
      <text:p text:style-name="Normal"><text:tab/><text:span text:style-name="T73">Para instalar a biblioteca CSFML manualmente,<text:s/></text:span><text:span text:style-name="T74">caso haja problemas para utiliza-la, faça o seguinte:</text:span></text:p>
      <text:list text:style-name="LFO8" text:continue-numbering="true">
        <text:list-item>
          <text:p text:style-name="P75"><text:span text:style-name="T76">Baixe a biblioteca do site<text:s/></text:span><text:a xlink:href="https://www.sfml-dev.org/download/csfml/" office:target-frame-name="_top" xlink:show="replace"><text:span text:style-name="T77">https://www.sfml-dev.org/download/csfml/</text:span></text:a><text:span text:style-name="T78"><text:s/>(a última versão, Windows 32 bit)</text:span></text:p>
        </text:list-item>
        <text:list-item>
          <text:p text:style-name="P79">No Code::Blocks, na aba Project, clique em<text:s/>“Build Options”</text:p>
        </text:list-item>
        <text:list-item>
          <text:p text:style-name="P80">À esquerda, clique no projeto megamania, e na aba “Linker settings”</text:p>
        </text:list-item>
        <text:list-item>
          <text:p text:style-name="P81">Agora, adicione os seguintes arquivos na caixa “Link libraries”, nesta ordem: (eles estão na pasta /lib/gcc/ do diretório do csfml)</text:p>
          <text:list text:continue-numbering="true">
            <text:list-item>
              <text:p text:style-name="P82">libcsfml-graphics.a</text:p>
            </text:list-item>
            <text:list-item>
              <text:p text:style-name="P83">libcsfml-window.a</text:p>
            </text:list-item>
            <text:list-item>
              <text:p text:style-name="P84">libcsfml-system.a</text:p>
            </text:list-item>
          </text:list>
        </text:list-item>
        <text:list-item>
          <text:p text:style-name="P85">Na aba “Search directories”, na seção “Compiler”, adicione a pasta /include/ do diretório do CSFML.</text:p>
        </text:list-item>
        <text:list-item>
          <text:p text:style-name="P86"><text:span text:style-name="T87">Na seção “Linker”, adicione a pasta /lib/gcc/ do diretório do CSFM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Marcos Unuga</dc:creator>
    <meta:creation-date>2018-07-07T17:53:00Z</meta:creation-date>
    <dc:date>2018-07-08T15:55:00Z</dc:date>
    <meta:template xlink:href="Normal" xlink:type="simple"/>
    <meta:editing-cycles>6</meta:editing-cycles>
    <meta:editing-duration>PT6120S</meta:editing-duration>
    <meta:document-statistic meta:page-count="4" meta:paragraph-count="12" meta:word-count="946" meta:character-count="6047" meta:row-count="42" meta:non-whitespace-character-count="5113"/>
  </office:meta>
</office:document-meta>
</file>